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</office:automatic-styles>
  <office:body>
    <office:text>
      <text:p text:style-name="Title">Terraform part</text:p>
      <text:p text:style-name="Author">Mateusz Lewicki</text:p>
      <text:p text:style-name="Date">July 11, 2020</text:p>
      <text:h text:style-name="Heading_20_1" text:outline-level="1"><text:bookmark-start text:name="puprouse-of-using-terraform"/>Puprouse of using Terraform<text:bookmark-end text:name="puprouse-of-using-terraform"/></text:h>
      <text:h text:style-name="Heading_20_2" text:outline-level="2"><text:bookmark-start text:name="brief-of-terrafom-in-current-project"/>Brief of terrafom in current project<text:bookmark-end text:name="brief-of-terrafom-in-current-project"/></text:h>
      <text:p text:style-name="First_20_paragraph">hhhhhh - <text:a xlink:type="simple" xlink:href="../terraform/variables.tf" office:name=""><text:span text:style-name="Definition">variables.tf</text:span></text:a> - <text:a xlink:type="simple" xlink:href="../terraform/images.tf" office:name=""><text:span text:style-name="Definition">images.tf</text:span></text:a> - <text:a xlink:type="simple" xlink:href="../terraform/terraform.tfvars" office:name=""><text:span text:style-name="Definition">terraform.tfvars</text:span></text:a> - <text:a xlink:type="simple" xlink:href="../terraform/terraform.tfstate" office:name=""><text:span text:style-name="Definition">terraform.tfstate</text:span></text:a> - <text:a xlink:type="simple" xlink:href="../terraform/outputs.tf" office:name=""><text:span text:style-name="Definition">outputs.tf</text:span></text:a> - <text:a xlink:type="simple" xlink:href="../terraform/networks.tf" office:name=""><text:span text:style-name="Definition">networks.tf</text:span></text:a> - <text:a xlink:type="simple" xlink:href="../terraform/main.tf" office:name=""><text:span text:style-name="Definition">main.tf</text:span></text:a></text:p>
      <text:h text:style-name="Heading_20_1" text:outline-level="1"><text:bookmark-start text:name="file-description"/>File description<text:bookmark-end text:name="file-description"/></text:h>
      <text:h text:style-name="Heading_20_2" text:outline-level="2"><text:bookmark-start text:name="main.tf-part-of"/>main.tf (part of)<text:bookmark-end text:name="main.tf-part-of"/></text:h>
      <text:p text:style-name="P1">provider "docker" {</text:p>
      <text:p text:style-name="P2">}</text:p>
      <text:p text:style-name="P3"/>
      <text:p text:style-name="P4"/>
      <text:p text:style-name="P5">resource "docker_container" "LB" {</text:p>
      <text:p text:style-name="P6"><text:s text:c="2"/>image = docker_image.lb.latest</text:p>
      <text:p text:style-name="P7"><text:s text:c="2"/>name <text:s text:c="1"/>= "LB"</text:p>
      <text:p text:style-name="P8"><text:s text:c="2"/>networks_advanced{</text:p>
      <text:p text:style-name="P9"><text:s text:c="6"/>name=docker_network.public_network.name</text:p>
      <text:p text:style-name="P10"><text:s text:c="2"/>}</text:p>
      <text:p text:style-name="P11"><text:s text:c="2"/>networks_advanced{</text:p>
      <text:p text:style-name="P12"><text:s text:c="6"/>name=docker_network.app_network_1.name</text:p>
      <text:p text:style-name="P13"><text:s text:c="2"/>}</text:p>
      <text:p text:style-name="P14"><text:s text:c="2"/>networks_advanced{</text:p>
      <text:p text:style-name="P15"><text:s text:c="6"/>name=docker_network.app_network_2.name</text:p>
      <text:p text:style-name="P16"><text:s text:c="2"/>}</text:p>
      <text:p text:style-name="P17"><text:s text:c="2"/>ports{</text:p>
      <text:p text:style-name="P18"><text:s text:c="6"/>internal= var.http_port</text:p>
      <text:p text:style-name="P19"><text:s text:c="6"/>external= var.http_port</text:p>
      <text:p text:style-name="P20"><text:s text:c="2"/>}</text:p>
      <text:p text:style-name="P21"><text:s text:c="2"/>ports{</text:p>
      <text:p text:style-name="P22"><text:s text:c="6"/>internal = var.https_port</text:p>
      <text:p text:style-name="P23"><text:s text:c="6"/>external = var.https_port</text:p>
      <text:p text:style-name="P24"><text:s text:c="2"/>}</text:p>
      <text:p text:style-name="P25"><text:s text:c="3"/>ports{</text:p>
      <text:p text:style-name="P26"><text:s text:c="6"/>internal = 1936</text:p>
      <text:p text:style-name="P27"><text:s text:c="6"/>external = 1936</text:p>
      <text:p text:style-name="P28"><text:s text:c="2"/>}</text:p>
      <text:p text:style-name="P29"><text:s text:c="2"/>host{</text:p>
      <text:p text:style-name="P30"><text:s text:c="4"/>host="app1"</text:p>
      <text:p text:style-name="P31"><text:s text:c="4"/>ip=docker_container.apache_1.ip_address</text:p>
      <text:p text:style-name="P32"><text:s text:c="2"/>}</text:p>
      <text:p text:style-name="P33"><text:s text:c="2"/>host{</text:p>
      <text:p text:style-name="P34"><text:s text:c="4"/>host="app2"</text:p>
      <text:p text:style-name="P35"><text:s text:c="4"/>ip=docker_container.apache_2.ip_address</text:p>
      <text:p text:style-name="P36"><text:s text:c="2"/>}</text:p>
      <text:p text:style-name="P37">}</text:p>
      <text:p text:style-name="P38"/>
      <text:p text:style-name="P39">[...]</text:p>
      <text:h text:style-name="Heading_20_2" text:outline-level="2"><text:bookmark-start text:name="images.tf"/>images.tf<text:bookmark-end text:name="images.tf"/></text:h>
      <text:p text:style-name="P40">resource "docker_image" "alpine" {</text:p>
      <text:p text:style-name="P41"><text:s text:c="2"/>name = "alpine:latest"</text:p>
      <text:p text:style-name="P42"><text:s text:c="2"/>keep_locally = true</text:p>
      <text:p text:style-name="P43">}</text:p>
      <text:p text:style-name="P44"/>
      <text:p text:style-name="P45">resource "docker_image" "web" {</text:p>
      <text:p text:style-name="P46"><text:s text:c="2"/>name = "${var.registry}/${var.web_image_name}"</text:p>
      <text:p text:style-name="P47"><text:s text:c="2"/>keep_locally = true</text:p>
      <text:p text:style-name="P48">}</text:p>
      <text:p text:style-name="P49"/>
      <text:p text:style-name="P50">resource "docker_image" "db" {</text:p>
      <text:p text:style-name="P51"><text:s text:c="2"/>name = "${var.registry}/${var.db_image_name}"</text:p>
      <text:p text:style-name="P52"><text:s text:c="2"/>keep_locally = true</text:p>
      <text:p text:style-name="P53">}</text:p>
      <text:p text:style-name="P54"/>
      <text:p text:style-name="P55">resource "docker_image" "lb" {</text:p>
      <text:p text:style-name="P56"><text:s text:c="2"/>name = "${var.registry}/${var.lb_image_name}"</text:p>
      <text:p text:style-name="P57"><text:s text:c="2"/>keep_locally = true</text:p>
      <text:p text:style-name="P58">}</text:p>
      <text:h text:style-name="Heading_20_2" text:outline-level="2"><text:bookmark-start text:name="networks.tf"/>networks.tf<text:bookmark-end text:name="networks.tf"/></text:h>
      <text:p text:style-name="P59">resource "docker_network" "app_network_1" {</text:p>
      <text:p text:style-name="P60"><text:s text:c="2"/>name = "app_network_1"</text:p>
      <text:p text:style-name="P61"><text:s text:c="2"/>internal = true</text:p>
      <text:p text:style-name="P62"><text:s text:c="2"/>ipam_config{</text:p>
      <text:p text:style-name="P63"><text:s text:c="6"/>subnet="10.0.0.0/28"</text:p>
      <text:p text:style-name="P64"><text:s text:c="2"/>}</text:p>
      <text:p text:style-name="P65">}</text:p>
      <text:p text:style-name="P66"/>
      <text:p text:style-name="P67">resource "docker_network" "app_network_2" {</text:p>
      <text:p text:style-name="P68"><text:s text:c="2"/>name = "app_network_2"</text:p>
      <text:p text:style-name="P69"><text:s text:c="2"/>internal = true</text:p>
      <text:p text:style-name="P70"><text:s text:c="2"/>ipam_config{</text:p>
      <text:p text:style-name="P71"><text:s text:c="6"/>subnet="10.0.0.16/28"</text:p>
      <text:p text:style-name="P72"><text:s text:c="2"/>}</text:p>
      <text:p text:style-name="P73">}</text:p>
      <text:p text:style-name="P74">resource "docker_network" "public_network" {</text:p>
      <text:p text:style-name="P75"><text:s text:c="2"/>name = "public_network"</text:p>
      <text:p text:style-name="P76"><text:s text:c="2"/>ipam_config{</text:p>
      <text:p text:style-name="P77"><text:s text:c="6"/>subnet="10.0.0.32/28"</text:p>
      <text:p text:style-name="P78"><text:s text:c="2"/>}</text:p>
      <text:p text:style-name="P79">}</text:p>
      <text:h text:style-name="Heading_20_2" text:outline-level="2"><text:bookmark-start text:name="variables.tf"/>variables.tf<text:bookmark-end text:name="variables.tf"/></text:h>
      <text:p text:style-name="P80">variable "http_port" {</text:p>
      <text:p text:style-name="P81"><text:s text:c="2"/>type <text:s text:c="7"/>= string</text:p>
      <text:p text:style-name="P82">}</text:p>
      <text:p text:style-name="P83"/>
      <text:p text:style-name="P84">variable "https_port" {</text:p>
      <text:p text:style-name="P85"><text:s text:c="2"/>type <text:s text:c="7"/>= string</text:p>
      <text:p text:style-name="P86">}</text:p>
      <text:p text:style-name="P87"/>
      <text:p text:style-name="P88">variable "db_port" {</text:p>
      <text:p text:style-name="P89"><text:s text:c="2"/>type <text:s text:c="7"/>= string</text:p>
      <text:p text:style-name="P90">}</text:p>
      <text:p text:style-name="P91"/>
      <text:p text:style-name="P92">variable "registry" {</text:p>
      <text:p text:style-name="P93"><text:s text:c="2"/>type <text:s text:c="7"/>= string</text:p>
      <text:p text:style-name="P94">}</text:p>
      <text:p text:style-name="P95"/>
      <text:p text:style-name="P96">variable "db_image_name" {</text:p>
      <text:p text:style-name="P97"><text:s text:c="2"/>type <text:s text:c="7"/>= string</text:p>
      <text:p text:style-name="P98">}</text:p>
      <text:p text:style-name="P99">variable "web_image_name" {</text:p>
      <text:p text:style-name="P100"><text:s text:c="2"/>type <text:s text:c="7"/>= string</text:p>
      <text:p text:style-name="P101">}</text:p>
      <text:p text:style-name="P102">variable "lb_image_name" {</text:p>
      <text:p text:style-name="P103"><text:s text:c="2"/>type <text:s text:c="7"/>= string</text:p>
      <text:p text:style-name="P104">}</text:p>
      <text:h text:style-name="Heading_20_2" text:outline-level="2"><text:bookmark-start text:name="outputs.tf"/>outputs.tf<text:bookmark-end text:name="outputs.tf"/></text:h>
      <text:p text:style-name="P105">output "apache_1_ip_addr" {</text:p>
      <text:p text:style-name="P106"><text:s text:c="2"/>value = docker_container.apache_1.ip_address</text:p>
      <text:p text:style-name="P107">}</text:p>
      <text:p text:style-name="P108"/>
      <text:p text:style-name="P109">output "apache_2_ip_addr" {</text:p>
      <text:p text:style-name="P110"><text:s text:c="2"/>value = docker_container.apache_2.ip_address</text:p>
      <text:p text:style-name="P111">}</text:p>
      <text:p text:style-name="P112">output "LB_ip_addr" {</text:p>
      <text:p text:style-name="P113"><text:s text:c="2"/>value = docker_container.LB.ip_address</text:p>
      <text:p text:style-name="P114">}</text:p>
      <text:h text:style-name="Heading_20_2" text:outline-level="2"><text:bookmark-start text:name="terraform.tfvars"/>terraform.tfvars<text:bookmark-end text:name="terraform.tfvars"/></text:h>
      <text:p text:style-name="P115"><text:s text:c="2"/>http_port = "80"</text:p>
      <text:p text:style-name="P116"><text:s text:c="2"/>https_port = "443"</text:p>
      <text:p text:style-name="P117"><text:s text:c="2"/>db_port = "3306"</text:p>
      <text:p text:style-name="P118"><text:s text:c="2"/>registry = "localhost:5000"</text:p>
      <text:p text:style-name="P119"><text:s text:c="2"/>web_image_name = "lamp_terr/web"</text:p>
      <text:p text:style-name="P120"><text:s text:c="2"/>db_image_name = "lamp_terr/database"</text:p>
      <text:p text:style-name="P121"><text:s text:c="2"/>lb_image_name = "lamp_terr/loadbalancer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Terraform part</dc:title>
    <dc:description/>
    <dc:subject/>
    <meta:keyword/>
    <meta:initial-creator>Mateusz Lewicki</meta:initial-creator>
    <dc:creator>Mateusz Lewicki</dc:creator>
    <meta:creation-date>2020-08-11T01:03:39Z</meta:creation-date>
    <dc:date>2020-08-11T01:03:39Z</dc:date>
    <meta:user-defined meta:name="date" meta:value-type="string">July 11, 2020</meta:user-defined>
    <meta:user-defined meta:name="output" meta:value-type="string"/>
  </office:meta>
</office:document-meta>
</file>